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fo:min-height="0.666cm"/>
    </style:style>
    <style:style style:name="gr6" style:family="graphic" style:parent-style-name="standard">
      <style:graphic-properties svg:stroke-width="0cm" svg:stroke-color="#000000" draw:marker-start-width="0.203cm" draw:marker-end-width="0.203cm" draw:fill-color="#ff950e" draw:textarea-horizontal-align="justify" draw:textarea-vertical-align="middle" draw:auto-grow-height="false" fo:padding-top="0.125cm" fo:padding-bottom="0.125cm" fo:padding-left="0.25cm" fo:padding-right="0.25cm"/>
    </style:style>
    <style:style style:name="gr7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P3" style:family="paragraph">
      <style:text-properties fo:font-weight="bold" style:font-weight-asian="bold" style:font-weight-complex="bold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1.9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1.9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5.264cm" svg:y="1.9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6.864cm" svg:y="1.991cm">
          <text:p text:style-name="P1"><text:span text:style-name="T1">2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464cm" svg:y="1.991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064cm" svg:y="1.991cm">
          <text:p text:style-name="P1"><text:span text:style-name="T1">19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11.664cm" svg:y="1.9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2.483cm" svg:y="1.112cm">
          <draw:text-box>
            <text:p>0</text:p>
          </draw:text-box>
        </draw:frame>
        <draw:frame draw:style-name="gr3" draw:layer="layout" svg:width="0.853cm" svg:height="1.23cm" svg:x="4.084cm" svg:y="1.112cm">
          <draw:text-box>
            <text:p>1</text:p>
          </draw:text-box>
        </draw:frame>
        <draw:frame draw:style-name="gr3" draw:layer="layout" svg:width="0.853cm" svg:height="1.23cm" svg:x="5.684cm" svg:y="1.112cm">
          <draw:text-box>
            <text:p>2</text:p>
          </draw:text-box>
        </draw:frame>
        <draw:frame draw:style-name="gr3" draw:layer="layout" svg:width="0.853cm" svg:height="1.23cm" svg:x="7.284cm" svg:y="1.112cm">
          <draw:text-box>
            <text:p>3</text:p>
          </draw:text-box>
        </draw:frame>
        <draw:frame draw:style-name="gr3" draw:layer="layout" svg:width="0.853cm" svg:height="1.23cm" svg:x="8.884cm" svg:y="1.112cm">
          <draw:text-box>
            <text:p>4</text:p>
          </draw:text-box>
        </draw:frame>
        <draw:frame draw:style-name="gr3" draw:layer="layout" svg:width="0.853cm" svg:height="1.23cm" svg:x="10.484cm" svg:y="1.112cm">
          <draw:text-box>
            <text:p>5</text:p>
          </draw:text-box>
        </draw:frame>
        <draw:frame draw:style-name="gr3" draw:layer="layout" svg:width="0.853cm" svg:height="1.23cm" svg:x="12.084cm" svg:y="1.112cm">
          <draw:text-box>
            <text:p>6</text:p>
          </draw:text-box>
        </draw:frame>
        <draw:custom-shape draw:style-name="gr4" draw:text-style-name="P1" xml:id="id1" draw:id="id1" draw:layer="layout" svg:width="1.433cm" svg:height="1.365cm" svg:x="6.657cm" svg:y="4.618cm">
          <text:p text:style-name="P1"><text:span text:style-name="T1">3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0.99cm" svg:height="0.962cm" svg:x="6.908cm" svg:y="3.758cm">
          <draw:text-box>
            <text:p>3</text:p>
          </draw:text-box>
        </draw:frame>
        <draw:custom-shape draw:style-name="gr4" draw:text-style-name="P1" xml:id="id4" draw:id="id4" draw:layer="layout" svg:width="1.433cm" svg:height="1.365cm" svg:x="3.857cm" svg:y="8.01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xml:id="id2" draw:id="id2" draw:layer="layout" svg:width="0.99cm" svg:height="0.962cm" svg:x="4.108cm" svg:y="7.159cm">
          <draw:text-box>
            <text:p>1</text:p>
          </draw:text-box>
        </draw:frame>
        <draw:custom-shape draw:style-name="gr6" draw:text-style-name="P1" xml:id="id7" draw:id="id7" draw:layer="layout" svg:width="1.433cm" svg:height="1.365cm" svg:x="9.457cm" svg:y="8.02cm">
          <text:p text:style-name="P1"><text:span text:style-name="T1">2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3" xml:id="id3" draw:id="id3" draw:layer="layout" svg:width="0.99cm" svg:height="0.962cm" svg:x="9.708cm" svg:y="7.16cm">
          <draw:text-box>
            <text:p text:style-name="P3"><text:span text:style-name="T2">5</text:span></text:p>
          </draw:text-box>
        </draw:frame>
        <draw:custom-shape draw:style-name="gr4" draw:text-style-name="P1" draw:layer="layout" svg:width="1.433cm" svg:height="1.365cm" svg:x="2.157cm" svg:y="11.52cm">
          <text:p text:style-name="P1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xml:id="id5" draw:id="id5" draw:layer="layout" svg:width="0.99cm" svg:height="0.962cm" svg:x="2.408cm" svg:y="10.66cm">
          <draw:text-box>
            <text:p>0</text:p>
          </draw:text-box>
        </draw:frame>
        <draw:custom-shape draw:style-name="gr4" draw:text-style-name="P1" draw:layer="layout" svg:width="1.433cm" svg:height="1.365cm" svg:x="5.557cm" svg:y="11.521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xml:id="id6" draw:id="id6" draw:layer="layout" svg:width="0.99cm" svg:height="0.962cm" svg:x="5.808cm" svg:y="10.661cm">
          <draw:text-box>
            <text:p>2</text:p>
          </draw:text-box>
        </draw:frame>
        <draw:custom-shape draw:style-name="gr4" draw:text-style-name="P1" draw:layer="layout" svg:width="1.433cm" svg:height="1.365cm" svg:x="7.757cm" svg:y="11.521cm">
          <text:p text:style-name="P1"><text:span text:style-name="T1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xml:id="id8" draw:id="id8" draw:layer="layout" svg:width="0.99cm" svg:height="0.962cm" svg:x="8.008cm" svg:y="10.661cm">
          <draw:text-box>
            <text:p>4</text:p>
          </draw:text-box>
        </draw:frame>
        <draw:custom-shape draw:style-name="gr4" draw:text-style-name="P1" draw:layer="layout" svg:width="1.433cm" svg:height="1.365cm" svg:x="11.157cm" svg:y="11.522cm">
          <text:p text:style-name="P1"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xml:id="id9" draw:id="id9" draw:layer="layout" svg:width="0.99cm" svg:height="0.962cm" svg:x="11.408cm" svg:y="10.662cm">
          <draw:text-box>
            <text:p>6</text:p>
          </draw:text-box>
        </draw:frame>
        <draw:connector draw:style-name="gr7" draw:text-style-name="P1" draw:layer="layout" draw:type="line" svg:x1="6.866cm" svg:y1="5.783cm" svg:x2="4.603cm" svg:y2="7.159cm" draw:start-shape="id1" draw:start-glue-point="7" draw:end-shape="id2" draw:end-glue-point="0" svg:d="M6866 5783l-2263 1376" svg:viewBox="0 0 2264 1377">
          <text:p/>
        </draw:connector>
        <draw:connector draw:style-name="gr7" draw:text-style-name="P1" draw:layer="layout" draw:type="line" svg:x1="7.881cm" svg:y1="5.783cm" svg:x2="10.203cm" svg:y2="7.16cm" draw:start-shape="id1" draw:start-glue-point="9" draw:end-shape="id3" draw:end-glue-point="0" svg:d="M7881 5783l2322 1377" svg:viewBox="0 0 2323 1378">
          <text:p/>
        </draw:connector>
        <draw:connector draw:style-name="gr7" draw:text-style-name="P1" draw:layer="layout" draw:type="line" svg:x1="4.066cm" svg:y1="9.184cm" svg:x2="2.903cm" svg:y2="10.66cm" draw:start-shape="id4" draw:start-glue-point="7" draw:end-shape="id5" draw:end-glue-point="0" svg:d="M4066 9184l-1163 1476" svg:viewBox="0 0 1164 1477">
          <text:p/>
        </draw:connector>
        <draw:connector draw:style-name="gr7" draw:text-style-name="P1" draw:layer="layout" draw:type="line" svg:x1="5.081cm" svg:y1="9.184cm" svg:x2="6.303cm" svg:y2="10.661cm" draw:start-shape="id4" draw:start-glue-point="9" draw:end-shape="id6" draw:end-glue-point="0" svg:d="M5081 9184l1222 1477" svg:viewBox="0 0 1223 1478">
          <text:p/>
        </draw:connector>
        <draw:connector draw:style-name="gr7" draw:text-style-name="P1" draw:layer="layout" draw:type="line" svg:x1="9.666cm" svg:y1="9.185cm" svg:x2="8.503cm" svg:y2="10.661cm" draw:start-shape="id7" draw:start-glue-point="7" draw:end-shape="id8" draw:end-glue-point="0" svg:d="M9666 9185l-1163 1476" svg:viewBox="0 0 1164 1477">
          <text:p/>
        </draw:connector>
        <draw:connector draw:style-name="gr7" draw:text-style-name="P1" draw:layer="layout" draw:type="line" svg:x1="10.681cm" svg:y1="9.185cm" svg:x2="11.903cm" svg:y2="10.662cm" draw:start-shape="id7" draw:start-glue-point="9" draw:end-shape="id9" draw:end-glue-point="0" svg:d="M10681 9185l1222 1477" svg:viewBox="0 0 1223 1478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.24cm" fo:page-height="15.2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06T18:22:12.969993343</dc:date>
    <dc:creator>elucterio </dc:creator>
    <meta:editing-duration>PT4H9M24S</meta:editing-duration>
    <meta:editing-cycles>23</meta:editing-cycles>
    <meta:generator>LibreOffice/4.2.8.2$Linux_X86_64 LibreOffice_project/420m0$Build-2</meta:generator>
    <meta:document-statistic meta:object-count="34"/>
  </office:meta>
</office:document-meta>
</file>